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Dictionary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float" office:value="638" calcext:value-type="float">
            <text:p>638</text:p>
          </table:table-cell>
          <table:table-cell/>
        </table:table-row>
        <table:table-row table:style-name="ro1">
          <table:table-cell office:value-type="string" calcext:value-type="string">
            <text:p>\n</text:p>
          </table:table-cell>
          <table:table-cell office:value-type="float" office:value="630" calcext:value-type="float">
            <text:p>630</text:p>
          </table:table-cell>
          <table:table-cell/>
        </table:table-row>
        <table:table-row table:style-name="ro1">
          <table:table-cell office:value-type="string" calcext:value-type="string">
            <text:p>companymid</text:p>
          </table:table-cell>
          <table:table-cell office:value-type="float" office:value="619" calcext:value-type="float">
            <text:p>619</text:p>
          </table:table-cell>
          <table:table-cell/>
        </table:table-row>
        <table:table-row table:style-name="ro1">
          <table:table-cell office:value-type="string" calcext:value-type="string">
            <text:p>mw</text:p>
          </table:table-cell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curity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meas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string" calcext:value-type="string">
            <text:p>kcdn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p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atabase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mbh_kcdn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computer_science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exible_working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string" calcext:value-type="string">
            <text:p>samea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big_data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rateg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ata_scienc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nternet_it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gif_vienna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vienna_vienna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consulting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chine_learning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q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nsultant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g_datu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usiness_intelligenc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nalytical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orting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._g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string" calcext:value-type="string">
            <text:p>risk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ogrammin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m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data_scientis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oject_managemen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nalyti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utomotiv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atum_analysi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nalyz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orldwid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rategi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g_kcdn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epunkt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fm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if_wien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analytic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ndor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data_analys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ien_wien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software_develop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550200_fulltime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statistic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20180323t00_3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presentatio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00200_fulltime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20180326t00_3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employee_event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230100_fulltim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programming_languag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if_linz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hadoo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atistic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exible_hours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scientifi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20180319t00_35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fulltime_vienna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digital_transformati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ru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english_skil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ome_offic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personnel_services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consul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atum_mining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if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oftware_engineering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480100_fulltim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eur_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tmobile_austria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flexible_arbeitszeiten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alzburg_salzburg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gif_salzburg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knowhow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manufacturing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miconductor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mpany_doctor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risk_managemen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rvices_gmbh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tel_4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bankin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xce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thematic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nalyz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mputer_visio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38_5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data_warehous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280100_fulltim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chnical_educatio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nalys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p_bw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ct_a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an_agi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consultant_mw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our_hom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world_lea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us_und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warehous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20180316t00_36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bank_internation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pg_vienna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programming_skil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binternational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electronic_industr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lektronik_automatisati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mbh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good_connection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s_offi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ntry_leve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o_bewerbung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1_samea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586_gros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banken_finanz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mployee_cell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translat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nalytical_thinki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maustria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electroni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mployee_bonus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nosq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paric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technologies_austria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transpor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20180320t00_36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5015_european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5015_salzburg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nalytical_skil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company1089011656293logosparbusinessservic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cloud_mobi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dynamic_itunit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europastraße_3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ealth_measures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ics_business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in_eight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kvminimum_would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linz_upper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anufactur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österreichische_warenhandelsag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route_3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shopping_center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rade_spar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4020_harrachstraß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6_atrium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tcompany1682296456logoinfineontechnologiesau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tcompany641538013logoepunktinternetrecruit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udget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usiness_analy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ngineer_m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punkt_internet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euro_pe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greener_wit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ndustry_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ob_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jpg_villa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kantine_flexib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icroelectronic_fro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cruiting_kcdn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upplementary_insuranc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dvertisement_on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autonomou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rinks_fruit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gif_graz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gute_anbindung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kp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tla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rbeitszeiten_infineon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collaborate_with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energy_environmentallyfriendl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ulltime_linz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icsheadquarter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notebook_accessibility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samea_infineon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siemensstraße_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000100_fulltim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310100_fulltim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eur_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ogisti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lary_rang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stateoftheart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000_gros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be_best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bigdat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ata_analyti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quip_for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iot_bi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thematic_statisti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nge_from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vanced_driver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vertis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ssistance_system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nnected_c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ata_analytic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eliver_endtoend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develop_highvalu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drive_electric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educational_leav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electric_vehic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mobilit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mployee_gift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enable_radarba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fitness_offer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graz_styria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andson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logistic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entor_mentorin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partly_selfdriv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parttim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radar_sens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dar_signa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fetycritical_datum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security_microcontroll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mall_battery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thesi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recommendation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tableau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mobi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what_mak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company_ca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fulltime_wien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presentation_skil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al_estat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o_disclos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ll_relevant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cloud_monitor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atum_protecti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arly_possib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english_speak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pg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edia_hous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relational_databas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orklife_balanc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tarbeitsweltkvtabellenstatistikmindestloehn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b._h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developer_m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orecastin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thematica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entorenprogramm_parkplatz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open_sourc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cienti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hoppin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ime_p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313_samea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4040_freistädte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naly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tcompany158261973525logo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lassifica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atum_model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eep_learn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irst_professional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jpg_wien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achine_lear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ersonnel_servic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peak_engli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atistic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o_hea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eiterbildung_mitarbeiterevent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xe2x80x9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170100_fulltim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20180315t00_3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ehavio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._at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lob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mmediatelytyp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s_sq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hone_employe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pleased_to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png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rd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1030_am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tcompany3925351926logoraiffeisenbankinternat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cloud_platfor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nglish_languag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xcellent_analytic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ulltime_graz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gross_p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koncept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agnetic_senso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ager_mf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ental_health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entor_program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itarbeiterhandy_mitarbeiternotebook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ca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adtpark_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tyria_at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tensorflo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ersicherung_raiffeisen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00_00020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utonomous_drivin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e_proud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lust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mpletely_new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atum_sour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rive_innovation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enterprise_dat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ood_supplement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andson_mentality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java_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nowcente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natural_languag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._a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vb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rtualizati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ill_find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world_larg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8020_hanslistplatz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pach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company38991148532logoavllis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utomotive_atv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mpany_pensio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follow_task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ndustrie_produkti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afk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echanical_engineer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oduct_catego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_4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web_develop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4_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500_gros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ny_othe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tkarrier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ttention_to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ustria_ag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utomotive_indust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arrierefreiheit_paten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r_truc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atum_visualiza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eep_knowledg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aton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repreneuri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inancial_servic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rman_languag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if_w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global_leade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ighquality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java_develop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eal_allowanc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onitoring_aipowered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neudorf_235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arking_lo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ersonal_sty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redictiv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ogram_parking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edbull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esearch_cent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we_international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olution_architec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technical_documenta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030_rennwe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180312t00_3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340100_fulltim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60_00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n_equal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rchitect_mw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betriebsarzt_psychisch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biotec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urrently_look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nergy_drink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nergy_indust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ngineer_m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irmenwagen_mitarbeiterhandy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good_connection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inux_system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inuxunix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anufac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edel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entoring_program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soffic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soffice_knowledg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ver_17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python_develop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e_salzbur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tart_from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tate_minimum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tatistical_analysi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chnical_stud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lecom_foo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nifh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well_fou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world_lea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rite_communication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9799_same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n_impac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bachelor_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awag_p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bawagpsk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behavio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ull_gmbh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financial_institu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uschl_b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ga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sundheit_fitnessangebot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gmbh_huma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gmbh._freistädterstraß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ay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ealth_measur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iv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sg_personalmanagemen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it_solution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knowledge_discover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ke_sur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itarbeitervergünstigungen_mitarbeiterprämie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portunity_employe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rganizational_skil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ther_industri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permanent_employmen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._k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ap_b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eiermark_a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190100_fulltim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1987_re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180321t00_3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dho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dvancement_opportunity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m_brunne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n_ambitiou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banks_finan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ull_no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hallenging_job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lose_collaboratio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ommitted_personality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ompany_car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ompany_physicia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onsultanc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ntact_m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ustomer_satisfac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v_includ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huni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governanc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tsv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kcdn_atcompany27111115955logotmobileaustri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aw_tax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ain_task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arketing_sa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edic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r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s_exc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nly_launch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over_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er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hone_staf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ng_wie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redictive_analyt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qualification_w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ame_tim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nacks_drink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ql_serv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aff_cell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telecom_cantee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telekom_snack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training_childcar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travel_up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wieni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11500_peop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20180322t0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lso_pleased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n_explanation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t_rewegroup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tcompany5086316489logoreweinternationalag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billion_can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bull_employ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icd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ountry_se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redit_ris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_differen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electronic_autom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senszulage_getränk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eur_5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experience_includes:(proven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orum_f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etränke_obs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loball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raz_steiermark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ndustriezentrum_nösüd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ntegration_into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nteract_with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job_numbe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ead_eve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anager_fm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arketoriented_salary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easures_company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itarbeiterprämien_verkehrsmittelzuschus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new_perspectiv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new_york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next_opportunity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nowadays_red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oberösterreich_a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obj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obst_gesundheitsmaßnahmen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organisation_red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formancerelat_salary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hone_employe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ressure_sens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ofitability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ython_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dbullmediahou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ewegroup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chedule_fulltim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egmen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miconductor_industry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oa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pecifically_relevan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ps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and_fo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tr_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herefore_significantly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raining_child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ravelle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um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nique_opportunity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villach_kärnten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weiterbildung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well_trus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whole_new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wood_produc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worklifebalanc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4_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1_same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300_employe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fter_complet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ustrian_law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ackend_develo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usiness_uni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mpetitive_salary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sult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nvince_by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ybersecurity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ata_driv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atabas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evops_engine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stribute_system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lectronics_autom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ngineer_w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eei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am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lobal_blu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ndelskai_9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._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ndept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nformation_system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tkv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ava_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mdat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inz_oberösterrei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predu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obile_app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lp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aten_mentorenprogramm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ersonalberatung_kcd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resa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al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lationa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etail_risk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obot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p_mod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arch_engi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ocial_medi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ystem_landscap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elecom_snack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hen_plea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his_connec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ransmissio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ransportation_gran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ersatile_task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wat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e_look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what_awai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what_matte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young_dynami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01_2018typ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1_5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_samea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180321t1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9_samea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cademic_educa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cross_variou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ll_qualified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lli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rbeitszeiten_hom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t_ato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t_mimo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utomotive_segm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achelor_degre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anks_financi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elvedere_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bi_consult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tmovi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boehringer_ingelheim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hildcar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_desig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olor_national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oma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ommerce_educatio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onstruction_real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onsultan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ustomer_journ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uttingedg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ecision_ma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gital_advertis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lectric_mo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mployeeevents_funcorne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ndtoend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ngine_transmiss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tl_proces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ur_3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ur_4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xternal_stakeholde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ulltime_klagenfur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ulltime_salzburg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oursweek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ybrid_combustio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mprovement_measur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nclude_cove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nsurance_cantee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job_solvista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kuberne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eibnitz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agnet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keting_campaig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easur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icrosoft_az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ongod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ulticultural_environmen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no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sql_databa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ermi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es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opulsion_system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eceive_consideratio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._olive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a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p_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rum_mast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lfdriv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everal_month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ex_sexual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ql_nosq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atistical_metho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reet_1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cpo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hink_outsid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ransaction_servic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under_pressur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uniqa_insuranc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user_acquisitio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vac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via_email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wide_variety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wiener_stadtwerk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will_feel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work_arrangemen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1070_neubaugas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12_billio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1210_siemensst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14_ce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14_millio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16_samea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80313t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80322t00_3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20_employe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35_4301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4232_softwarepark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45_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50_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dvanced_analyt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vanced_analytic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ge_ethnicity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llowance_health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pache_sp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pproximately_€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tcompany7967383712logoato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tjob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ttach_grea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ustrias_mos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anking_grou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awag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enefit_enthu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ernardgasse_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etriebliche_altersvorsorg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iolog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nteen_food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omcare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ontinuously_improv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uttingedge_technology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ata_governan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esign_patter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tec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igitization_strateg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rect_repor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ducation_chemical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lectricalelectronic_engineer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mployee_loan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mployment_withou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nable_self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state_building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xciting_challeng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itness_offer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orecasting_mod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.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eographic_locatio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etyourguid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if_hagenberg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lobal_medium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lobalblu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lobally_successfu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pu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roupwid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ours_tmobi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deal_profi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nffeldgasse_13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nfograph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ngdiba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nnovative_saa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ntensive_training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z_nösüd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java_scrip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ohnson_johnso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journey_continu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kantin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katrin_riegl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kg_kcd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knowcenter_gmbh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eave_flexib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ogistic_insuran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ogistics_transport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echatron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croelectronic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tarbeiternotebook_pate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ixedsignal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etdea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on_purcha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one_anoth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operations_engine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oracle_databa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rigin_religio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österreich_gmbh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other_opinio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own_worklif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erformance_computing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harma_chemi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ick_up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mone_ag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olitical_o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redictive_analytic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edictive_mod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oactive_wo)ma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roject_simultaneously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tconnec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_pyth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ce_o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bi_ag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ecognize_by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egulatory_requireme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esultorie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ound_off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alesforc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ap_f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p_hc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hulmeisterconsul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cientific_advis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ieme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onstige_branche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ackle_such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ailor_professional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eamorie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elecom_frui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elekom_kantin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hird_party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op_1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op_employ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ransport_logist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ndod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ntere_donaustraß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valid_work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value_cultural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versicheru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arehous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eb_operatio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elcome2villach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youll_work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000eu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100_country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1020_lassallestraß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1020_rustenschacheralle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80321t14_3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3_samea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46_5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54_gros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55_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7_yea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erospac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n_integra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tcompany2113377789logoa1telekomaustria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tcompany2408296495logoredbullgmbh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tcompany35624390202logoredbullmediahousegmbh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tcompany79296362logoisgpersonalmanagementgmb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ank_steer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dwh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ildungskarenzauszeit_flexib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itoo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mpaign_manage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anteen_health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anteen_snack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apital_mark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hallenge_togethe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lientserve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llective_bargaining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llegiate_team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padata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rporate_finan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st_reduc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ecision_mak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esign_validatio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igital_facto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stribution_channe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octor_fitnes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_familia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marsy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mployee_cellphon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mployeeevents_educationa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mployees_notebook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ntrepreneurial_think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nvironmenta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ur_45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xclude_overtim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astpace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ive_yea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esundheitsmaßnahme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etränk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if_stuttgar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lobal_blue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_feei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andel_re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ave_arou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igh_fe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ours_employe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owever_depen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c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mprove_exis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nsigh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jpg_fusch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jpg_wal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antine_betriebsarz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knowledge_especially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etter_cv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ocation_fusch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ot_goo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aterial_maste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athematics_physic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thematics_statistic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card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im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itarbeitervergünstigunge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etueberunsjob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etueberunskarrier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iederösterreich_a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otebook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oebb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og_samea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online_bewerbenfollow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open_communicativ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open_cultur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open_exchang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opencv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österreichische_pos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our_offe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arkbob_gmbh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hone_4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orsche_informatik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redictive_maintenan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ototy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quality_consciou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quick_comprehensio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search_institu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sources_att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ewemember_benefi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ap_ha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e_533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elfmotiva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ort_term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iemens_ag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iemensstras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quar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trasse_5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trategic_direc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rategic_think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ax_fre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hink_self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ransport_subsidy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ransportation_subsidy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sq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wo_yea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u._a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user_manua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user_story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ux_designe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versicherung_erst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version_contro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visual_bas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alssiezenheim_salzburg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webrock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ell_ver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what_w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year_20161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80100" calcext:value-type="float">
            <text:p>4801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000_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05_mathia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1,000_employe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_5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80406t0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42_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4642_hof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480_branch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490200_fulltim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_billio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8010_graz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90_samea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bsberggasse_4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cademic_degre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chenseestraße_1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ipow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ipowered_distribut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ways_fin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nalyst_m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nbindung_au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pi_consum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ppropriate_effectiv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reas_tha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ssessment_coachin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tcompany1105922319966unbenannt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tcompany15483171824logohof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tcompany422367508logobawagpsk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tcompany841422066793logo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ttractive_prem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ustrias_larg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uthentic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ws_az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achelor_thes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achelorsmasters_degre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ecause_commo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ei_salzbur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itt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ivariat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ucharest_wher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udgetin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ndo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anteen_meal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areer_start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ash_carry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ee_languag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elebrate_succes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hatbo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heck_ou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llaborative_way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mmercial_insigh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ntract_typ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st_estima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untry_worldwid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ver_every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zech_republic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liver_environmental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sire_characteristic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isast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iversify_technical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rink_frui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rinks_health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arly_suppli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arth_observatio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asy_acces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mail_bewerbun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mployer_und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ngine_hm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ngineer_f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rstegroupi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ssential_responsibiliti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ur_3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vent_reliab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xperienced_colleagu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air_compensatio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iddl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iedler_4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ieldwork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inal_matura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uel_flexibil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_feei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as_compressio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e_pow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es_reciprocatin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lobal_r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mbh._a10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ross_annually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aag_low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adoop_cluste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peko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ay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df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exago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ofer_academy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ofer_k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omeoffic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ours_hom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ybrid_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c_f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dentity_acces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io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ms_nanofabricatio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nclusion_into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pv6_nosq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vm_technical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enbach_62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enbach_tirol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ob_postin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obi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kapsch_businessco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keep_track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kera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kitchen_applianc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abel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arge_volum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argesc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egal_instructio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eonding_upp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ongterm_assignmen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ow_emiss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intainability_level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anager_chip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ass_produc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thematical_meth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tri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edien_verlagswese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edium_size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icrocontroll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crosoft_exc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schkonzern_kantin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iss_knowledg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itarbeiterbeteiligun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itarbeitergeschenk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itarbeitergeschenke_g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itarbeiternotebook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ore_affordab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otio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s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ulti_asse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odej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neu_citize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otebook_mento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ffice_spac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pensour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rganizational_uni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ver_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ver_1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ver_3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arkplatz_gut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articular_cov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erson_mathia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ersonnel_resourc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iavalentina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leasant_variety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ng_sattled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o_box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orr_a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orrgroup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ost_processin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otential_passio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ower_nea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ower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esilicon_verificatio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rivate_individual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rivate_spher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roblemsolv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rogramm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ut_grea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ytor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ilw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pidly_expan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ecognition_flexibility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ecreational_opportunity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egional_analytic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egular_teambuildin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elational_ando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emote_control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epor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spect_empathy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ivergat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md_analytic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abbatical_las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an_francisco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chottenrin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cientis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ikitlea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curity_vulnerabil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lf_employ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emantic_web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enior_systemconcep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ensor_chi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rverbacken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erversid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etup_instructio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ignificant_contributio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marterecommerc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nack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olvistas_gmbh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pecial_commitmen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pecial_featur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pend_up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taff_cantee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tatistics_mathematic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udy_transcrip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uccess_facto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w_architectur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warovski_stan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elekom_essenszulag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estfuch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odayexper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rade_frui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reustrasse_222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un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und_weiterbildun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usability_tes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value_​​connec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vehicle_construc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entum_consultin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verkehrsmittelzuschus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vibrant_r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visual_ux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eiterbildung_kinderbetreuun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holly_owne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iener_neustad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illis_tower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uggl_gmbh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year_ago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yearly_referenc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you`ll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zusatzversicherunge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1163" calcext:value-type="float">
            <text:p>2116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3112" calcext:value-type="float">
            <text:p>431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80200" calcext:value-type="float">
            <text:p>1802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10100" calcext:value-type="float">
            <text:p>3101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_a53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80427t0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350-pers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3_8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107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dverti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ltersvorsorge_mitarbeitervergünstigunge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nalys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nalyz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tcompany17459421742logosolvistasgmb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tcompany8161296891logosiemensagsterreic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ustria_gmb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asis).profi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etriebsarz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ritai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ull_medi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ull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.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nteen_flexib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oudba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cretel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x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atacen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ax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rw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ser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tailoriente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gitalberatu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mp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naucitystraß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ukultu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clipseintellij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mploy_mor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ur_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ur_4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uropaplatz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rmdo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stgro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itnessangebo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itnessangebote_firmenwage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ood_allowanc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orschungskv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ruit_healt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ullsta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nr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undheitsmaßnahmen_betriebsarz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undheitswese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atkor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ocery_retail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ossmon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glerroittn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ighperformanc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tlf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uman_resourc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spirationa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tconsulta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oc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aw_fir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mböckgas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nz_402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a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nesit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rx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antim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tarbeiternotebook_barrierefreihei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tarbeiterprämie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tarbeiterprämien_zusatzversicherunge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onprofi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xp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berstlepperdingerstraß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bst_mitarbeiterhand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eticke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ffice_betrieblich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lap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nline_her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pendoo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utofthebox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hor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edic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s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quart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be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tireme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hi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ustenschacherallee_3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lary_betwee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dm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lfmotivati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oftwarepar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olutionoriente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oravi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ozial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por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ff_noteboo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or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upplement_snack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cp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hat_pla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irol_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ransport_connecti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reasu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system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nixlinux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ptoda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ollzei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oltag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ienerbergstraß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xc2xb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you.you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zentru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788" calcext:value-type="float">
            <text:p>778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0176" calcext:value-type="float">
            <text:p>7017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0200" calcext:value-type="float">
            <text:p>1302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0100" calcext:value-type="float">
            <text:p>2301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0100" calcext:value-type="float">
            <text:p>3001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0200" calcext:value-type="float">
            <text:p>3302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30200" calcext:value-type="float">
            <text:p>4302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31585370024" calcext:value-type="float">
            <text:p>43158537002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366460405647" calcext:value-type="float">
            <text:p>436646040564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00month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top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80314t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80423t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80425t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1_423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d3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3binfr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5h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77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7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ccessibility_mento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g_foun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i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llegr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lphaitc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mendm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nalyst_m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risti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t235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tcompany1137133194523unbenannt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tcompany1979497206logolkwwalt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tcompany27733261512uniqu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tcompany2776296513logounitispersonalberatu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tcompany27952278426logoupc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tcompany36032294638logokpmgoesterreich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tcompany36483177564logo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tcompany439261572264logokompetenzzentrumfrwi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tcompany4985342840logosterreichischeposta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tcompany50818501022logorandstadpersonalbera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tcompany66893233279nandnovomaticcenteredrgb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tcompany71081819637logopmonegmbh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tcompany833753295899logoglobalblueregula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thlet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ttnangpuchhei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utonom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eratu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estknow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iaffinit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iastoacti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ib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ddi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illionemploye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iotechnolog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ainfoo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ertification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karrier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asterandphdthesi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po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rn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raftwork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rif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ebuggi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cisionm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esigners.work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veloper_w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bnerplatz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lsbeth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mars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nvironmentall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specially_m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ssenszulage_snack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ur_31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ur_4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xecutiv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cili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rm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stpac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ep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lltime_hagenber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lltime_parttim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orn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rnac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ürstenwe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enerou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erhardbronnerstraß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etränke_gesundheitsmaßnahm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oaloriente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rantthornt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rossmonth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uglgas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v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akht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ava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ealthcarerelate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eari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rconsulti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tlunifh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karu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do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dustrial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ndustr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nfineon_technolog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teressier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tsap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2e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arrier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eadingedg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en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nkresearchtool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thograph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kwwalt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tter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uisepixc3xabchstree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riajacobigas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rketing).you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thwor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vengrad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yrhof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entor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etal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etalworki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eteorolog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l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itarbeiterevents_funcorn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ovi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ssq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nfunction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utriti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fficeoo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r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._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ar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avelkadenk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hdmsb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lc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monetrainingscent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opcultur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orcel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aterstraß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ductionleve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totypelev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_matla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b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esultsori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etarge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i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husplatz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alzburgverkeh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berbank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chaftenau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chloßstraß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cientist_w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curity_incid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lfdriv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elforganiz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p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martassista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nack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oftwarea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olvist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qua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quadr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sc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si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si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sp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elleni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rategical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homasklestilplatz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horkheim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hornt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ransmission_electric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ransmitt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ransportorganis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rumm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ugraz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serfriendl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arious_novomatic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ächtergas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ienumgebu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olfganggas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xc2xbbproducti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xe2x80x9ep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youxc2xb4l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zieglergas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zusatzversicherungen_mitarbeitergeschenk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.4" calcext:value-type="float">
            <text:p>29,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779" calcext:value-type="float">
            <text:p>777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141" calcext:value-type="float">
            <text:p>814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200" calcext:value-type="float">
            <text:p>50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0565" calcext:value-type="float">
            <text:p>7056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0100" calcext:value-type="float">
            <text:p>901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0200" calcext:value-type="float">
            <text:p>110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0200" calcext:value-type="float">
            <text:p>160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90200" calcext:value-type="float">
            <text:p>190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200" calcext:value-type="float">
            <text:p>200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617" calcext:value-type="float">
            <text:p>2016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0200" calcext:value-type="float">
            <text:p>230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40200" calcext:value-type="float">
            <text:p>240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50200" calcext:value-type="float">
            <text:p>250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70200" calcext:value-type="float">
            <text:p>270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80100" calcext:value-type="float">
            <text:p>2801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0200" calcext:value-type="float">
            <text:p>300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40100" calcext:value-type="float">
            <text:p>3401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60200" calcext:value-type="float">
            <text:p>360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20200" calcext:value-type="float">
            <text:p>420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40200" calcext:value-type="float">
            <text:p>440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60200" calcext:value-type="float">
            <text:p>460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70200" calcext:value-type="float">
            <text:p>470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0200" calcext:value-type="float">
            <text:p>500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40100" calcext:value-type="float">
            <text:p>5401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50200" calcext:value-type="float">
            <text:p>550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.you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8_same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freyu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80319t1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80320t0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80323t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80326t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80328t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80329t0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80405t0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80406t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80409t0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80411t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80416t0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80417t0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80417t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80418t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80419t0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80423t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80423t0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80426t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10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12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80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ccelerato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dasa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gile)experienc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lbersdorfprebuc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lt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nalogdigit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nalogmixe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nalysisaffinit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nalytical_concept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!.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t(bewerb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tcompany10132141721log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tcompany1056352998063unbenannt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tcompany1078831375734logoparkbobgmb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tcompany1113133204890artboard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tcompany11941422741logoimsnanofabricationa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tcompany13112093525log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tcompany13705439557logowienitedvdienstleistu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tcompany155761320274logounitoversanddienst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tcompany1740296460logoivmtechnicalconsulta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tcompany19072346337logoporscheinformatikgmb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tcompany2377357625logopwcsterreic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tcompany28453138341log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tcompany301296388logoandritza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tcompany3231433343logohaysa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tcompany3900505171logohutchisondreiaustriag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tcompany50062168821log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tcompany5096296667logovaceengineeringgmbhc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tcompany6922486024logosoftwarecompetencec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tcompany824293200818neu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tcompany83588870895logofraunhoferaustriare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tportaldebottomnaviueberdreikarrie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ttack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utomaticall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viteu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ward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ambinifash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an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aurgroup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erghei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estpractic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olog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ophar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opharmaceu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polarrfcm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rünn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usinessintellig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usinesspark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arpent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hild_ca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leans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incidenc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llectionsworkou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petentl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nsci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ntracto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raf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risi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riticalsafet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atacent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atasci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atau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bu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nni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partmen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abe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enstleistung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enstleistung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gitalindus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octor_ment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es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g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op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t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asytou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dge_technolog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learn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mployee_notebook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gineeringinfor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ngineeringmechan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nglish_fluent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ns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treprene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ntrepreneur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rdbergstraß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ssenszulag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ur_28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ur4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ur6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xperience.pmo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xperimenta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xpertsenio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aqs).provid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aqs)provid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avourit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inancial_insu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ux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mc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llowup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rschu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rei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etmim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hz).i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ran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raphq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reentecservic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ross_eur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umpendorf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ac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gu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ighfrequenc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ighligh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ighspee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ish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owt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lfhuniversitä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utchis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.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c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novationsstraß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sa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sighthealt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v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rrita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sabell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tchang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tprojec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ttea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avaje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obtickettrave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ugg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antine_essenszulag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aro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eyus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il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nillhof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okalj@av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und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agerbetrieb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ate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eob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dd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ebknechtstras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nguistic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nkresearchtoo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quidit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thograph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orenz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unzerstras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lwa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mbab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rxergas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ternit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tlabsimulin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cc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echanis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echatron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elchio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esseng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eteorolog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crobi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icroelectron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mohell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inim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itarbeitereven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itarbeiterevents_flexib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de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n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ultibea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ysug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eons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est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eur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g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ons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sql)experi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t_mandator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ovarti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utshella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bjectori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bjectoriente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fp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neti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nline!.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p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ptichanne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ran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an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r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at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attern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ersonalmanagement_gmb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eterbehrensplatz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oc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oliciesstandardsguide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orscheinformatik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ortatou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ortfolioappl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oststras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edic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oductsprovid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osiebensa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sychische_gesundhei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ublici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ublicismedi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ul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qualificationsrequirem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ualificationsrequiremen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ui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aspapproac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bi).senio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ferr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latedwork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lia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trea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olloutmanag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as_produ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lzburgumgebu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lzkammergu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p_uni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pjo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a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hrem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lfdriv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lfinitiativ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ns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iern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oftwarepark_2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ponso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r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sischaef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abiliza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üdsteiermark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um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vp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ystempartition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arget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echsta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ens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stdriv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estfuc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heventur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o_overpa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oolki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oolsflow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opi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urmburggas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niversityf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bscrip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erfügung.randsta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erificationvalida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er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erti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oestalpinestraß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lcherstraß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ebba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ebservic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ienerbergst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ikifoli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isel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issenschaf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xc2xbbdigit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xe2x80x9ezukunf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ybb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zo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zwoelferkaltenbrunn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5.7" calcext:value-type="float">
            <text:p>25,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868" calcext:value-type="float">
            <text:p>686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740" calcext:value-type="float">
            <text:p>874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200" calcext:value-type="float">
            <text:p>302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956" calcext:value-type="float">
            <text:p>3295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100" calcext:value-type="float">
            <text:p>401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100" calcext:value-type="float">
            <text:p>501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811" calcext:value-type="float">
            <text:p>508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8114" calcext:value-type="float">
            <text:p>681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0100" calcext:value-type="float">
            <text:p>1201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0100" calcext:value-type="float">
            <text:p>1501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0200" calcext:value-type="float">
            <text:p>2102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0200" calcext:value-type="float">
            <text:p>2202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9817" calcext:value-type="float">
            <text:p>2498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60200" calcext:value-type="float">
            <text:p>2602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90200" calcext:value-type="float">
            <text:p>2902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95819" calcext:value-type="float">
            <text:p>29581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0200" calcext:value-type="float">
            <text:p>3102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70200" calcext:value-type="float">
            <text:p>3702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80200" calcext:value-type="float">
            <text:p>3802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90200" calcext:value-type="float">
            <text:p>3902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0200" calcext:value-type="float">
            <text:p>4002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1516" calcext:value-type="float">
            <text:p>4315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50100" calcext:value-type="float">
            <text:p>4501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60100" calcext:value-type="float">
            <text:p>4601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70100" calcext:value-type="float">
            <text:p>4701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90100" calcext:value-type="float">
            <text:p>4901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0100" calcext:value-type="float">
            <text:p>5001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10100" calcext:value-type="float">
            <text:p>5101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20200" calcext:value-type="float">
            <text:p>5202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30100" calcext:value-type="float">
            <text:p>5301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70100" calcext:value-type="float">
            <text:p>5701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90200" calcext:value-type="float">
            <text:p>5902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67001" calcext:value-type="float">
            <text:p>76700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690226" calcext:value-type="float">
            <text:p>36902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711226" calcext:value-type="float">
            <text:p>37112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711236" calcext:value-type="float">
            <text:p>37112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716086" calcext:value-type="float">
            <text:p>371608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98888038" calcext:value-type="float">
            <text:p>69888803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1214489499" calcext:value-type="float">
            <text:p>43121448949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1537002504" calcext:value-type="float">
            <text:p>4315370025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50304158802" calcext:value-type="float">
            <text:p>435030415880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73261122184" calcext:value-type="float">
            <text:p>437326112218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.jo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.the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)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112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22top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4b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711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objec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objek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!.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313t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313t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314t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319t0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319t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320t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320t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322t0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322t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323t0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326t0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326t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328t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329t0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329t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329t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330t0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330t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403t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403t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403t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403t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404t0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404t0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404t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404t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405t0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406t0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409t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410t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410t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412t0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412t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413t0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413t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417t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419t0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420t0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423t0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423t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424t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425t0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427t0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427t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430t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430t0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80430t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6b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t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hwee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91a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_hou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1stai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b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unit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91i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10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11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25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406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5330_fusch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bsolutel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complish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tiva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daptabili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dbsafeg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ddik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d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greeab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greement_amou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greement.fost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imsoftwa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iusecas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ld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llow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lpinestraß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lways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mbassado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mp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alogmixedsign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alysisbenchmark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alyststat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nalyz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nalyz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ndritzgrupp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exiai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gelglob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gel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tonov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ppointmentdura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proachab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rbeitszeit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r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rnulfplatz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si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ssess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ssociatio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st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arbeitsweltkvtabellenstatistikmindestloeh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1057333191384schulmeistertechni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1100643173098log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1128593093878log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11531082407logoengelaustriagmb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136633284271kapschlogoclaimrgb00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14426343224logoporscheaustriagesmbh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14755355611logostiwaholdinggmb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156313196695logogro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160251491339logoemarsysemarketingsy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160333269410log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162002578208log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172621375815logoventumconsultinggmb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17281518826logoubimetgmb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174733197555gtlogoprimarypantone26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17939355610logom2nconsultinganddeve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2004511047logomagn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221692582168balmungneuabnov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24282755572logorhomberggrupp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2441363567logorobertboscha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32631304852logoiventathehumanmanage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3599426230logoamsaustriamicrosystem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36063291039kt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39401565850logophilipsaustriagmb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48053411891logokelagkrntnerelektriz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518403194258todaylogogrnkle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522893312515logogro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52289407448logoratbachergmb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527751865528log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5464296688logoingdibaa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5710352844logodswarovskic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57423202061agranarotgrosshr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57853116797log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583191385schulmeisterfinanc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584392990logoboehringeringelheimau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5927330061logoebnerindustrieofenbau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62751945078log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63593199609metrologo1m00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6643393434logomedelelektromedizinis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74563200921logogro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77793193685smeclog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78521248356logojmdatatelekomgmb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8034426690logohakomedvdienstleistu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8246296900logosandvikminingandconst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827173204122expbelogosshormcrgb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company8663100454logo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jnjmed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mosphere.off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spd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tack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torn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uditab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ut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utotra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vi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vibi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l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n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bm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bwi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elj8n187cna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eteiligungsa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ezahlu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d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dtea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ed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gpictu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oethan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omat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syste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to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lechturmgas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oeh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oehringergas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oehringeringelhei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öh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randnam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regenzaustri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ristolmy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runnen_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ndesrechenzentru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reersite@philip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thr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cgoo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eese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ell_pho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ern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illou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ine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itizenship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linch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louder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loudnativ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cacolahelleni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g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matjob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de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engjoinourteamopenposi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eygsacare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janss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ittedlu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paris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sandvi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stah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nnections_educa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nsiderab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nsultanthrd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nsulting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ntract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nvinc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rrespond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rrug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stredu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re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rossorganization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rowdsens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rypt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stll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ustomerorient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ustomerspecif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ustomtailor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uttingedgesolu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vparsingtoo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yberattac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atawareh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ayswee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aytoda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eb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ecisionma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ecoup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mographi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p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scriptiontas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signer_m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sign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hc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etersdor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git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plommast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lp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hm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naucitystree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nxc2xb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u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whanalytic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.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busin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ducationadvanc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ducationexperienc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lektrizitätsaktiengesellschaf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lektrotechnikmechatronikautomatisierungstec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len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marke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mcoworl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mployeesev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mploymentthi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ndus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nergyeffici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ngineerconsul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ngineeringprodu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nglishknowle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nso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nvironment.off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rstea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s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unation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ur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ur3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ur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ur4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uroplatz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xcelv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xcit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xecuteabili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xp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xperience.suppor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xperienceintere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xplor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cetofac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chschu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ctbas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hrzeugba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miliariza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milyow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bautoma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e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eld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hbak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hpflichtpraktikantinpraktika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hw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c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eldbu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nancelinz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tness_faciliti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cus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ot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riedrichwilhelmraiffeisenplatz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sdfoo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gger@is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orner_bildungskarenzauszei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tionsstro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a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stgewer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nerali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nuinel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oinforma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rst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yschlägergas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l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mund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esxc2xb4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öllnergas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stud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t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ötzwiesenstraß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rapevineworl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roßsieghar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rossyea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uid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ackath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c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cklst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acklstras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acklstree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ainburg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al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amburg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app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ardwaresoftwa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avasmedi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csolu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alth_fitn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idimari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inzstoiserstraß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rma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xagongeospati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ighleve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ightec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immelpfortgas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o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omegrow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ookipabiotec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rswee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lun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ml5c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mlc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ydraul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ydrop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ypothe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bmdb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chbinderherol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d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frs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l6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mpacti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mpair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mplantab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msjobs@i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msjobs@im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f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formatik_gmb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frastructureapplica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geniou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houseposi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ou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st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strumenta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terconnec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tergrap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terloc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termedi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sgcare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sgkarriereport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tan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tbackgroun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thelpdes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tprojek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tsecuri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tspeciali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v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acob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avaeen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avaengine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avaexperie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avascripttypescrip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avawebdevelop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muvfdrq0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nj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njaustri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obrock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obs@parkbob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udgm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rlfarkasgas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rolingerstraß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elagkärntn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inderbetreuung_mitarbeiterev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norrbrem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nowledgeab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ranichberggas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undenmaschinenrobot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unun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vminimu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ng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nguagesq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nnac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ptop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wyersandmo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arningcomput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av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gall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onhar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tter_phot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fecylc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kemin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sten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tt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ouisepixc3xabchstraß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r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t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udwigengelstraß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cboo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lfunc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nagementberatu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nagerdat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nipul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nipula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iaanzbac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iadbmysq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iahilfstras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th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tij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ärzst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ärzstraß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schin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thematic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thematicsstatis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y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morandu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ntorenprogra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rc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rtonsty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smeriz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so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tallwarenindustri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troplatz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croc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crocontrollerba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croservic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ndestgehal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niaturiza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tarbeiterdarleh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xpane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ockup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odifica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ondelezinternation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onthsor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ultithreadingconcurrenc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ultitud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utuall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xe2x80xa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dell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nofabri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anote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anotechnolog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viga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stlxc3xa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kolaiplatz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l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vart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war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pv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w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berstlepperdingerstree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blig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b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c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ffers_compan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ffice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fflineonl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ncal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nstree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mind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rnr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rchestr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r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.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.s.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rkplatz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trici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c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ensio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erformanceorient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erformic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ersistenceteamplay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ersonal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hilip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hotosh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hyth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hy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laz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lüddemanngas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lug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tentialanaly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acticesorganiza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eferentiall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ioritiz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fine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gramm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jects.provid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jectsyo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un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​​pyth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qualificationcertifica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anttea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nai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che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ilwa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thn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ti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bi).i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bigroup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cv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d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appl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cip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factor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fractor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gion.off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late_salar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levant_certific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main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searchstud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source_plan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sp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sultdriv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i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iscsoftw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ivet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mipartn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ol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ou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tdsgroup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untheban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.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lzburg_507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msu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ndoz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ra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sv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ty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hottenfeldgas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hwarzenbergplatz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iencegeoinformatic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iencetelematic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ientist_m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rap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ree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amlessl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att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curitiz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​​secur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curityengine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idengas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lfmotivat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lfservic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manticweb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miconducto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nsengas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rvercli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rvermessag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rvicecent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howca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idebysid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igh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imul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imultaneou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izme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malltim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mok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nacks_getränk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ftdrin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ftwarenentwicklungsg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lariszon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lidl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l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lutionori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lutionsanalysi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narqub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ielwie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qld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qlquer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qoop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quashbo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quibb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s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adlober@is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allhofnerstras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andup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artup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ateo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iftgas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oraens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rateg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ressresilienc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udi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uf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ubscrip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uccess.swarovsk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uccessorient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ucessfacto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uch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uppli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warovskistraß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wengineer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witchgea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ynatrac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acti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axonom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eammind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eamshands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echnikwi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echnologi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echnology?th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echnologyproduc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elekomkv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ester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hings)soun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hinkingoutsideofthebo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hirdpar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homasklesti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ime_3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imesensitiv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imetab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ir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bacc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belba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ler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ol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ptal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u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urismu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​​tr06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endmonitor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uc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ummerengineer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i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tre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ytuf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yuniversi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terpremstätt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sercentri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a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entumconsult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erilogvhd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enna_vösendor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rtuali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r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m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orgartenstraß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ra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ach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ant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ardhowel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arehouse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art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ebgu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eh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elcomeday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eld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ellbe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ellorganiz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id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ien_107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ienerberg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ill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illistowerswatson.co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indowsoffic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orkforc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orldcl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uestenro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utuf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ww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xc2xbbproduktionsmanagementxc2xab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xc3xa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xe2x80x9ejetz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xe2x80x9ejourl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xe2x80x9estateofthear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xe2x80x9w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xe2x98xb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x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yar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yo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yout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zeiteinteilu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zkwgroup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zollamtsstraß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zulieferer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C2777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3">00.00.0000</text:date>, <text:time style:data-style-name="N2" text:time-value="09:35:24.677685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09:35:27.579134283</meta:creation-date>
    <meta:editing-duration>PT18H6M13S</meta:editing-duration>
    <meta:editing-cycles>5</meta:editing-cycles>
    <meta:generator>LibreOffice/6.0.3.2$Linux_X86_64 LibreOffice_project/00m0$Build-2</meta:generator>
    <dc:date>2018-05-03T01:26:06.204446893</dc:date>
    <meta:document-statistic meta:table-count="1" meta:cell-count="6055" meta:object-count="0"/>
  </office:meta>
</office:document-meta>
</file>